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F000001581AE70B37.png" manifest:media-type=""/>
  <manifest:file-entry manifest:full-path="Pictures/100000000000025600000225C4B6D5DB.png" manifest:media-type=""/>
  <manifest:file-entry manifest:full-path="Pictures/100000000000023700000246865CCAC5.png" manifest:media-type=""/>
  <manifest:file-entry manifest:full-path="Pictures/10000000000002280000023997FA0DC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5" style:family="graphic">
      <style:graphic-properties style:protect="size"/>
    </style:style>
    <style:style style:name="gr6" style:family="graphic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72pt" fo:font-style="italic" style:font-size-asian="72pt" style:font-style-asian="italic" style:font-size-complex="72pt" style:font-style-complex="italic"/>
    </style:style>
    <style:style style:name="P3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72pt" fo:font-style="italic" style:font-size-asian="72pt" style:font-style-asian="italic" style:font-size-complex="72pt" style:font-style-complex="italic"/>
    </style:style>
    <style:style style:name="T2" style:family="text">
      <style:text-properties fo:font-family="'Times New Roman'" style:font-family-generic="roman" style:font-pitch="variable" fo:font-size="72pt" fo:font-style="normal" style:font-size-asian="72pt" style:font-style-asian="normal" style:font-size-complex="72pt" style:font-style-complex="normal"/>
    </style:style>
    <style:style style:name="T3" style:family="text">
      <style:text-properties fo:font-family="'Times New Roman'" style:font-style-name="Regular" style:font-family-generic="roman" fo:font-size="72pt" fo:font-style="normal" style:font-family-asian="'Times New Roman'" style:font-style-name-asian="Regular" style:font-family-generic-asian="roman" style:font-size-asian="72pt" style:font-style-asian="normal" style:font-family-complex="'Times New Roman'" style:font-style-name-complex="Regular" style:font-family-generic-complex="roman" style:font-size-complex="72pt" style:font-style-complex="normal"/>
    </style:style>
    <style:style style:name="T4" style:family="text">
      <style:text-properties fo:font-family="'Times New Roman'" style:font-style-name="Regular" style:font-family-generic="roman" fo:font-size="72pt" fo:font-style="italic" style:font-family-asian="'Times New Roman'" style:font-style-name-asian="Regular" style:font-family-generic-asian="roman" style:font-size-asian="72pt" style:font-style-asian="italic" style:font-family-complex="'Times New Roman'" style:font-style-name-complex="Regular" style:font-family-generic-complex="roman" style:font-size-complex="7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476cm" svg:height="20.076cm" svg:x="3.556cm" svg:y="0.228cm">
          <draw:image xlink:href="Pictures/10000000000002280000023997FA0DCB.png" xlink:type="simple" xlink:show="embed" xlink:actuate="onLoad">
            <text:p/>
          </draw:image>
        </draw:frame>
        <draw:line draw:style-name="gr2" draw:text-style-name="P1" draw:layer="layout" svg:x1="10.036cm" svg:y1="18.018cm" svg:x2="8.128cm" svg:y2="11.176cm">
          <text:p/>
        </draw:line>
        <draw:line draw:style-name="gr2" draw:text-style-name="P1" draw:layer="layout" svg:x1="10.036cm" svg:y1="18.018cm" svg:x2="15.494cm" svg:y2="12.192cm">
          <text:p/>
        </draw:line>
        <draw:custom-shape draw:style-name="gr3" draw:text-style-name="P1" draw:layer="layout" svg:width="3.172cm" svg:height="3.302cm" svg:x="8.512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0.036cm" svg:y1="18.018cm" svg:x2="13.208cm" svg:y2="15.494cm">
          <text:p/>
        </draw:line>
        <draw:line draw:style-name="gr2" draw:text-style-name="P1" draw:layer="layout" svg:x1="23.452cm" svg:y1="13.054cm" svg:x2="23.452cm" svg:y2="17.372cm">
          <text:p/>
        </draw:line>
        <draw:line draw:style-name="gr2" draw:text-style-name="P1" draw:layer="layout" svg:x1="23.432cm" svg:y1="10.852cm" svg:x2="23.432cm" svg:y2="6.534cm">
          <text:p/>
        </draw:line>
        <draw:frame draw:style-name="gr4" draw:text-style-name="P2" draw:layer="layout" svg:width="3.556cm" svg:height="3.066cm" svg:x="22.698cm" svg:y="10.16cm">
          <draw:text-box>
            <text:p text:style-name="P2"><text:span text:style-name="T1">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9.476cm" svg:height="20.076cm" svg:x="3.556cm" svg:y="0.228cm">
          <draw:image xlink:href="Pictures/10000000000002280000023997FA0DCB.png" xlink:type="simple" xlink:show="embed" xlink:actuate="onLoad">
            <text:p/>
          </draw:image>
        </draw:frame>
        <draw:line draw:style-name="gr2" draw:text-style-name="P1" draw:layer="layout" svg:x1="10.036cm" svg:y1="18.018cm" svg:x2="5.842cm" svg:y2="14.208cm">
          <text:p/>
        </draw:line>
        <draw:line draw:style-name="gr2" draw:text-style-name="P1" draw:layer="layout" svg:x1="10.036cm" svg:y1="18.018cm" svg:x2="10.414cm" svg:y2="7.604cm">
          <text:p/>
        </draw:line>
        <draw:custom-shape draw:style-name="gr6" draw:text-style-name="P1" draw:layer="Layout" svg:width="3.172cm" svg:height="3.302cm" svg:x="8.512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0.414cm" svg:y1="18.018cm" svg:x2="20.32cm" svg:y2="17.002cm">
          <text:p/>
        </draw:line>
        <draw:line draw:style-name="gr2" draw:text-style-name="P1" draw:layer="layout" svg:x1="23.452cm" svg:y1="13.054cm" svg:x2="23.452cm" svg:y2="17.372cm">
          <text:p/>
        </draw:line>
        <draw:line draw:style-name="gr2" draw:text-style-name="P1" draw:layer="layout" svg:x1="23.432cm" svg:y1="10.852cm" svg:x2="23.432cm" svg:y2="6.534cm">
          <text:p/>
        </draw:line>
        <draw:custom-shape draw:style-name="gr3" draw:text-style-name="P1" draw:layer="layout" svg:width="3.172cm" svg:height="3.302cm" svg:x="11.612cm" svg:y="13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172cm" svg:height="3.302cm" svg:x="13.912cm" svg:y="10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172cm" svg:height="3.302cm" svg:x="6.604cm" svg:y="9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3.556cm" svg:height="3.066cm" svg:x="22.698cm" svg:y="10.16cm">
          <draw:text-box>
            <text:p text:style-name="P2"><text:span text:style-name="T1">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0.006cm" svg:height="20.535cm" svg:x="3.594cm" svg:y="0.265cm">
          <draw:image xlink:href="Pictures/100000000000023700000246865CCAC5.png" xlink:type="simple" xlink:show="embed" xlink:actuate="onLoad">
            <text:p/>
          </draw:image>
        </draw:frame>
        <draw:line draw:style-name="gr2" draw:text-style-name="P1" draw:layer="layout" svg:x1="9.76cm" svg:y1="19.966cm" svg:x2="10.138cm" svg:y2="5.334cm">
          <text:p/>
        </draw:line>
        <draw:line draw:style-name="gr2" draw:text-style-name="P1" draw:layer="layout" svg:x1="9.76cm" svg:y1="19.866cm" svg:x2="3.594cm" svg:y2="14.778cm">
          <text:p/>
        </draw:line>
        <draw:line draw:style-name="gr2" draw:text-style-name="P1" draw:layer="layout" svg:x1="9.63cm" svg:y1="19.866cm" svg:x2="24.362cm" svg:y2="18.334cm">
          <text:p/>
        </draw:line>
        <draw:line draw:style-name="gr2" draw:text-style-name="P1" draw:layer="layout" svg:x1="24.854cm" svg:y1="14.27cm" svg:x2="24.854cm" svg:y2="18.588cm">
          <text:p/>
        </draw:line>
        <draw:line draw:style-name="gr2" draw:text-style-name="P1" draw:layer="layout" svg:x1="24.834cm" svg:y1="8.768cm" svg:x2="24.834cm" svg:y2="4.45cm">
          <text:p/>
        </draw:line>
        <draw:frame draw:style-name="gr4" draw:text-style-name="P2" draw:layer="layout" svg:width="3.556cm" svg:height="3.066cm" svg:x="23.6cm" svg:y="10.076cm">
          <draw:text-box>
            <text:p text:style-name="P2"><text:span text:style-name="T2">4</text:span><text:span text:style-name="T1">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1" draw:text-style-name="P1" draw:layer="layout" svg:width="21.099cm" svg:height="19.37cm" svg:x="0.569cm" svg:y="0.762cm">
            <draw:image xlink:href="Pictures/100000000000025600000225C4B6D5DB.png" xlink:type="simple" xlink:show="embed" xlink:actuate="onLoad">
              <text:p/>
            </draw:image>
          </draw:frame>
          <draw:custom-shape draw:style-name="gr7" draw:text-style-name="P1" draw:layer="layout" svg:width="5.842cm" svg:height="1.27cm" svg:x="16.434cm" svg:y="1.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6.934cm" svg:height="1.27cm" svg:x="14.734cm" svg:y="18.97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1" draw:layer="layout" svg:x1="23.63cm" svg:y1="12.446cm" svg:x2="23.706cm" svg:y2="18.97cm">
          <text:p/>
        </draw:line>
        <draw:line draw:style-name="gr2" draw:text-style-name="P1" draw:layer="layout" svg:x1="23.63cm" svg:y1="8.128cm" svg:x2="23.686cm" svg:y2="2.332cm">
          <text:p/>
        </draw:line>
        <draw:frame draw:style-name="gr4" draw:text-style-name="P2" draw:layer="layout" svg:width="5.758cm" svg:height="3.066cm" svg:x="21.352cm" svg:y="8.558cm">
          <draw:text-box>
            <text:p text:style-name="P2"><text:span text:style-name="T3">2</text:span><text:span text:style-name="T4">π/</text:span><text:span text:style-name="T1">a</text:span></text:p>
          </draw:text-box>
        </draw:frame>
        <draw:line draw:style-name="gr8" draw:text-style-name="P1" draw:layer="layout" svg:x1="16.234cm" svg:y1="2.286cm" svg:x2="23.63cm" svg:y2="2.332cm">
          <text:p/>
        </draw:line>
        <draw:line draw:style-name="gr8" draw:text-style-name="P1" draw:layer="layout" svg:x1="14.302cm" svg:y1="19.05cm" svg:x2="23.706cm" svg:y2="18.97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8" draw:text-style-name="P1" draw:layer="layout" svg:x1="26.924cm" svg:y1="14.732cm" svg:x2="36.328cm" svg:y2="14.652cm">
          <text:p/>
        </draw:line>
        <draw:g>
          <draw:frame draw:style-name="gr1" draw:text-style-name="P1" draw:layer="layout" svg:width="12.7cm" svg:height="9.779cm" svg:x="0.508cm" svg:y="0.762cm">
            <draw:image xlink:href="Pictures/10000000000001BF000001581AE70B37.png" xlink:type="simple" xlink:show="embed" xlink:actuate="onLoad">
              <text:p/>
            </draw:image>
          </draw:frame>
          <draw:custom-shape draw:style-name="gr7" draw:text-style-name="P1" draw:layer="layout" svg:width="2.863cm" svg:height="7.368cm" svg:x="10.122cm" svg:y="2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1" draw:layer="layout" svg:x1="9.983cm" svg:y1="2.717cm" svg:x2="11.253cm" svg:y2="2.717cm">
          <text:p/>
        </draw:line>
        <draw:line draw:style-name="gr2" draw:text-style-name="P1" draw:layer="layout" svg:x1="11.176cm" svg:y1="4.826cm" svg:x2="11.253cm" svg:y2="2.721cm">
          <text:p/>
        </draw:line>
        <draw:line draw:style-name="gr8" draw:text-style-name="P1" draw:layer="layout" svg:x1="9.856cm" svg:y1="9.475cm" svg:x2="11.126cm" svg:y2="9.475cm">
          <text:p/>
        </draw:line>
        <draw:line draw:style-name="gr2" draw:text-style-name="P1" draw:layer="layout" svg:x1="11.176cm" svg:y1="7.62cm" svg:x2="11.126cm" svg:y2="9.525cm">
          <text:p/>
        </draw:line>
        <draw:frame draw:style-name="gr4" draw:text-style-name="P2" draw:layer="layout" svg:width="5.758cm" svg:height="3.066cm" svg:x="10.122cm" svg:y="4.318cm">
          <draw:text-box>
            <text:p text:style-name="P2"><text:span text:style-name="T4">π/</text:span><text:span text:style-name="T1">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8" draw:text-style-name="P1" draw:layer="layout" svg:x1="26.924cm" svg:y1="14.732cm" svg:x2="36.328cm" svg:y2="14.652cm">
          <text:p/>
        </draw:line>
        <draw:frame draw:style-name="gr1" draw:text-style-name="P1" draw:layer="layout" svg:width="6.35cm" svg:height="4.902cm" svg:x="8.128cm" svg:y="9.83cm">
          <draw:image xlink:href="Pictures/10000000000001BF000001581AE70B37.png" xlink:type="simple" xlink:show="embed" xlink:actuate="onLoad">
            <text:p/>
          </draw:image>
        </draw:frame>
        <draw:custom-shape draw:style-name="gr7" draw:text-style-name="P1" draw:layer="layout" svg:width="1.916cm" svg:height="3.556cm" svg:x="12.954cm" svg:y="10.66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754cm" svg:y1="10.822cm" svg:x2="15.294cm" svg:y2="10.822cm">
          <text:p/>
        </draw:line>
        <draw:line draw:style-name="gr2" draw:text-style-name="P1" draw:layer="layout" svg:x1="15.294cm" svg:y1="12.346cm" svg:x2="15.294cm" svg:y2="10.676cm">
          <text:p/>
        </draw:line>
        <draw:line draw:style-name="gr8" draw:text-style-name="P1" draw:layer="layout" svg:x1="12.654cm" svg:y1="14.07cm" svg:x2="15.194cm" svg:y2="14.07cm">
          <text:p/>
        </draw:line>
        <draw:line draw:style-name="gr2" draw:text-style-name="P1" draw:layer="layout" svg:x1="15.294cm" svg:y1="12.654cm" svg:x2="15.294cm" svg:y2="14.178cm">
          <text:p/>
        </draw:line>
        <draw:frame draw:style-name="gr4" draw:text-style-name="P2" draw:layer="layout" svg:width="5.758cm" svg:height="3.066cm" svg:x="15.748cm" svg:y="10.668cm">
          <draw:text-box>
            <text:p text:style-name="P2"><text:span text:style-name="T4">π/</text:span><text:span text:style-name="T3">4</text:span><text:span text:style-name="T1">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8-27T18:25:07</meta:creation-date>
    <meta:generator>LibreOffice/4.0.2.2$Linux_X86_64 LibreOffice_project/400m0$Build-2</meta:generator>
    <dc:date>2013-08-27T23:57:36</dc:date>
    <dc:creator>jason </dc:creator>
    <meta:editing-duration>PT5H24M30S</meta:editing-duration>
    <meta:editing-cycles>15</meta:editing-cycles>
    <meta:document-statistic meta:object-count="85"/>
  </office:meta>
</office:document-meta>
</file>